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588cm" svg:height="2.794cm" svg:x="16.621cm" svg:y="9.001cm">
          <text:p text:style-name="P1">Trinity assembly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8.382cm" svg:height="4.064cm" svg:x="12.176cm" svg:y="14.97cm">
          <text:p text:style-name="P1">Reads → contigs</text:p>
          <text:p text:style-name="P1">(BLAT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9.415cm" svg:y1="11.795cm" svg:x2="16.367cm" svg:y2="14.97cm" draw:start-shape="id1" draw:start-glue-point="2" draw:end-shape="id2" svg:d="m19415 11795v1588h-3048v1587">
          <text:p/>
        </draw:connector>
        <draw:connector draw:style-name="gr2" draw:text-style-name="P1" draw:layer="layout" svg:x1="16.367cm" svg:y1="19.034cm" svg:x2="15.732cm" svg:y2="23.86cm" draw:start-shape="id2" draw:end-shape="id3" draw:end-glue-point="0" svg:d="m16367 19034v2413h-635v2413">
          <text:p/>
        </draw:connector>
        <draw:frame draw:style-name="gr3" draw:layer="layout" svg:width="3.491cm" svg:height="0.962cm" svg:x="16.432cm" svg:y="20.431cm">
          <draw:text-box>
            <text:p>unmapped</text:p>
          </draw:text-box>
        </draw:frame>
        <draw:custom-shape draw:style-name="gr1" draw:text-style-name="P1" xml:id="id3" draw:id="id3" draw:layer="layout" svg:width="8.89cm" svg:height="5.842cm" svg:x="11.287cm" svg:y="23.86cm">
          <text:p text:style-name="P1">BLAT again?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8.288cm" svg:height="17.526cm" svg:x="37.83cm" svg:y="10.017cm">
          <text:p text:style-name="P1">Construct splicing graphs</text:p>
          <text:p text:style-name="P1"/>
          <text:p text:style-name="P1">V = {junctions}</text:p>
          <text:p text:style-name="P1">E = {exons}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.558cm" svg:y1="17.002cm" svg:x2="37.83cm" svg:y2="18.78cm" draw:start-shape="id2" draw:start-glue-point="1" draw:end-shape="id4" svg:d="m20558 17002h8636v1778h8636">
          <text:p/>
        </draw:connector>
        <draw:frame draw:style-name="gr3" draw:layer="layout" svg:width="2.788cm" svg:height="0.962cm" svg:x="24.749cm" svg:y="15.786cm">
          <draw:text-box>
            <text:p>mapp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152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anyang Li</meta:initial-creator>
    <meta:creation-date>2012-07-23T22:51:53</meta:creation-date>
    <dc:date>2012-08-13T19:47:16</dc:date>
    <dc:creator>Tianyang Li</dc:creator>
    <meta:editing-duration>P2DT10H55M3S</meta:editing-duration>
    <meta:editing-cycles>21</meta:editing-cycles>
    <meta:generator>LibreOffice/3.5$Linux_X86_64 LibreOffice_project/350m1$Build-2</meta:generator>
    <meta:document-statistic meta:object-count="9"/>
  </office:meta>
</office:document-meta>
</file>